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XS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Cross-site scripting</text:p>
            <text:list text:style-name="L3">
              <text:list-item>
                <text:p text:style-name="P1">Persistent</text:p>
              </text:list-item>
            </text:list>
            <text:list text:style-name="L4">
              <text:list-item>
                <text:p text:style-name="P1">Non-persistent</text:p>
              </text:list-item>
              <text:list-item>
                <text:p text:style-name="P1">Self-XSS</text:p>
              </text:list-item>
              <text:list-item>
                <text:p text:style-name="P1">mXSS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1T15:34:36.240042899</meta:creation-date>
    <dc:date>2017-06-11T22:37:55.809585833</dc:date>
    <meta:editing-duration>PT6H32M58S</meta:editing-duration>
    <meta:editing-cycles>3</meta:editing-cycles>
    <meta:generator>LibreOffice/5.2.6.2$Linux_X86_64 LibreOffice_project/20m0$Build-2</meta:generator>
    <meta:document-statistic meta:object-count="25"/>
  </office:meta>
</office:document-meta>
</file>